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8195b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ed248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93931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d5fe7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01366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98525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4dbcdc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ce09e" style:font-name-asian="WenQuanYi Micro Hei" style:font-size-asian="12pt" style:font-size-complex="12pt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ed248" style:font-name-asian="WenQuanYi Micro Hei" style:font-size-asian="12pt" style:font-size-complex="12pt"/>
    </style:style>
    <style:style style:name="P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77474" style:font-name-asian="WenQuanYi Micro Hei" style:font-size-asian="12pt" style:font-size-complex="12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cc32f" style:font-name-asian="WenQuanYi Micro Hei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e3ff5" style:font-name-asian="WenQuanYi Micro Hei" style:font-size-asian="12pt" style:font-size-complex="12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01366" style:font-name-asian="WenQuanYi Micro Hei" style:font-size-asian="12pt" style:font-size-complex="12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75bd9" style:font-name-asian="WenQuanYi Micro Hei" style:font-size-asian="12pt" style:font-size-complex="12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c2d59" style:font-name-asian="WenQuanYi Micro Hei" style:font-size-asian="12pt" style:font-size-complex="12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25188e"/>
    </style:style>
    <style:style style:name="T2" style:family="text">
      <style:text-properties officeooo:rsid="00265cae"/>
    </style:style>
    <style:style style:name="T3" style:family="text">
      <style:text-properties officeooo:rsid="002a03cb"/>
    </style:style>
    <style:style style:name="T4" style:family="text">
      <style:text-properties officeooo:rsid="002ce09e"/>
    </style:style>
    <style:style style:name="T5" style:family="text">
      <style:text-properties officeooo:rsid="002d2c49"/>
    </style:style>
    <style:style style:name="T6" style:family="text">
      <style:text-properties officeooo:rsid="002ed248"/>
    </style:style>
    <style:style style:name="T7" style:family="text">
      <style:text-properties officeooo:rsid="002ff7c9"/>
    </style:style>
    <style:style style:name="T8" style:family="text">
      <style:text-properties officeooo:rsid="00314674"/>
    </style:style>
    <style:style style:name="T9" style:family="text">
      <style:text-properties officeooo:rsid="00336edd"/>
    </style:style>
    <style:style style:name="T10" style:family="text">
      <style:text-properties officeooo:rsid="0036ffdf"/>
    </style:style>
    <style:style style:name="T11" style:family="text">
      <style:text-properties officeooo:rsid="00377474"/>
    </style:style>
    <style:style style:name="T12" style:family="text">
      <style:text-properties officeooo:rsid="0038d9f8"/>
    </style:style>
    <style:style style:name="T13" style:family="text">
      <style:text-properties officeooo:rsid="00393931"/>
    </style:style>
    <style:style style:name="T14" style:family="text">
      <style:text-properties officeooo:rsid="003b20fb"/>
    </style:style>
    <style:style style:name="T15" style:family="text">
      <style:text-properties officeooo:rsid="003cc32f"/>
    </style:style>
    <style:style style:name="T16" style:family="text">
      <style:text-properties officeooo:rsid="003d5fe7"/>
    </style:style>
    <style:style style:name="T17" style:family="text">
      <style:text-properties officeooo:rsid="003e3ff5"/>
    </style:style>
    <style:style style:name="T18" style:family="text">
      <style:text-properties officeooo:rsid="00401366"/>
    </style:style>
    <style:style style:name="T19" style:family="text">
      <style:text-properties officeooo:rsid="004204e2"/>
    </style:style>
    <style:style style:name="T20" style:family="text">
      <style:text-properties officeooo:rsid="00421d45"/>
    </style:style>
    <style:style style:name="T21" style:family="text">
      <style:text-properties officeooo:rsid="0045b2a6"/>
    </style:style>
    <style:style style:name="T22" style:family="text">
      <style:text-properties officeooo:rsid="0046b36c"/>
    </style:style>
    <style:style style:name="T23" style:family="text">
      <style:text-properties officeooo:rsid="00475bd9"/>
    </style:style>
    <style:style style:name="T24" style:family="text">
      <style:text-properties officeooo:rsid="00498525"/>
    </style:style>
    <style:style style:name="T25" style:family="text">
      <style:text-properties officeooo:rsid="004c2d59"/>
    </style:style>
    <style:style style:name="T26" style:family="text">
      <style:text-properties officeooo:rsid="004dbcdc"/>
    </style:style>
    <style:style style:name="T27" style:family="text">
      <style:text-properties fo:color="#000080"/>
    </style:style>
    <style:style style:name="T28" style:family="text">
      <style:text-properties fo:color="#c0c0c0"/>
    </style:style>
    <style:style style:name="T29" style:family="text">
      <style:text-properties fo:color="#008000"/>
    </style:style>
    <style:style style:name="T30" style:family="text">
      <style:text-properties fo:color="#808000"/>
    </style:style>
    <style:style style:name="T31" style:family="text">
      <style:text-properties fo:color="#000000"/>
    </style:style>
    <style:style style:name="T32" style:family="text">
      <style:text-properties fo:color="#8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函数指针实际上是个指针，只不过这个指针指向一个函数，在调用函数的时候，只要使用指向这个函数的指针就可以了。函数指针声明语法如下：</text:p>
      <text:p text:style-name="P9">T <text:span text:style-name="T1">(*the_name)([parameter_list]);</text:span></text:p>
      <text:p text:style-name="P2"><text:span text:style-name="T1">the_name</text:span><text:span text:style-name="T2">便是函数指针的名字，它指向一个函数，返回类型为T，参数列表</text:span><text:span text:style-name="T1">parameter_list </text:span><text:span text:style-name="T2">可选</text:span><text:span text:style-name="T5">，参数列表中只需列出参数类型即可，参数名字可有可无</text:span><text:span text:style-name="T2">。</text:span><text:span text:style-name="T3">如下例子：</text:span></text:p>
      <text:p text:style-name="P10"><text:span text:style-name="T4">int (*p_add)(int, int);</text:span></text:p>
      <text:p text:style-name="P3"><text:span text:style-name="T4">p_add这个函数指针指向一个函数</text:span><text:span text:style-name="T6">，返回类型为int</text:span><text:span text:style-name="T7">，参数列表是两个int类型的参数。假设有如下函数</text:span><text:span text:style-name="T8">：</text:span></text:p>
      <text:p text:style-name="P11"><text:span text:style-name="T8">i</text:span><text:span text:style-name="T9">nt add(int num</text:span><text:span text:style-name="T10">1</text:span><text:span text:style-name="T9">, int num</text:span><text:span text:style-name="T11">2</text:span><text:span text:style-name="T9">)</text:span></text:p>
      <text:p text:style-name="P12"><text:span text:style-name="T11">{</text:span></text:p>
      <text:p text:style-name="P12"><text:span text:style-name="T11"><text:s text:c="4"/>return num1 + num2;</text:span></text:p>
      <text:p text:style-name="P12"><text:span text:style-name="T11">}</text:span></text:p>
      <text:p text:style-name="P4"><text:span text:style-name="T12">那么，</text:span><text:span text:style-name="T4">p_add函数指针可以指向add</text:span><text:span text:style-name="T13">()函数</text:span><text:span text:style-name="T14">，</text:span><text:span text:style-name="T19">两者的返回值类型、参数列表必须相同，</text:span><text:span text:style-name="T14">赋值形式有两种，如下：</text:span></text:p>
      <text:p text:style-name="P13"><text:span text:style-name="T15">p_add = add; // 不使用</text:span><text:span text:style-name="T20">&amp;</text:span></text:p>
      <text:p text:style-name="P13"><text:span text:style-name="T15">p_add = &amp;add; // 使用</text:span><text:span text:style-name="T20">&amp;</text:span></text:p>
      <text:p text:style-name="P5"><text:span text:style-name="T4">p_add函数指针</text:span><text:span text:style-name="T16">使用方法也有两种形式，如下：</text:span></text:p>
      <text:p text:style-name="P14"><text:span text:style-name="T17">int result = p_add(1, 2); // 用法同函数</text:span></text:p>
      <text:p text:style-name="P15"><text:span text:style-name="T17">int result = </text:span><text:span text:style-name="T18">(*</text:span><text:span text:style-name="T17">p_add</text:span><text:span text:style-name="T18">)</text:span><text:span text:style-name="T17">(1, 2); // 这种用法更像指针</text:span></text:p>
      <text:p text:style-name="P6"><text:span text:style-name="T17">我们还可以用typedef来定义函数指针</text:span><text:span text:style-name="T21">，如下：</text:span></text:p>
      <text:p text:style-name="P16"><text:span text:style-name="T22">typedef </text:span><text:span text:style-name="T23">T (*the_name)(</text:span><text:span text:style-name="T1">[parameter_list]</text:span><text:span text:style-name="T23">);</text:span></text:p>
      <text:p text:style-name="P7"><text:span text:style-name="T24">定义好了之后，就可以直接使用了：</text:span></text:p>
      <text:p text:style-name="P17"><text:span text:style-name="T25">typedef int(*p_func)(int, int);</text:span></text:p>
      <text:p text:style-name="P17"><text:span text:style-name="T25">p_func p_add <text:s/>= add;</text:span></text:p>
      <text:p text:style-name="P17"><text:span text:style-name="T25">p_func p_add = &amp;add;</text:span></text:p>
      <text:p text:style-name="P8"><text:span text:style-name="T26">下面是一个具体的例子：</text:span></text:p>
      <text:p text:style-name="P18">#include &lt;stdio.h&gt;</text:p>
      <text:p text:style-name="P18"/>
      <text:p text:style-name="P18">int add(int, int);</text:p>
      <text:p text:style-name="P18">int minus(int, int);</text:p>
      <text:p text:style-name="P18">int multiply(int ,int);</text:p>
      <text:p text:style-name="P18">int devide(int , int);</text:p>
      <text:p text:style-name="P18"/>
      <text:p text:style-name="P18">int main(void)</text:p>
      <text:p text:style-name="P18">{</text:p>
      <text:p text:style-name="P18"><text:s text:c="4"/>int (*p_add)(int, int);</text:p>
      <text:p text:style-name="P18"><text:s text:c="4"/>int (*p_minus)(int, int);</text:p>
      <text:p text:style-name="P18"><text:s text:c="4"/>p_add = add;</text:p>
      <text:p text:style-name="P18"><text:s text:c="4"/>p_minus = &amp;minus;</text:p>
      <text:p text:style-name="P18"><text:s text:c="4"/>printf("add:%d\n", p_add(1, 2));</text:p>
      <text:p text:style-name="P18"><text:s text:c="4"/>printf("add:%d\n", (*p_add)(1, 2));</text:p>
      <text:p text:style-name="P18"><text:s text:c="4"/>printf("minus:%d\n", p_minus(3, 4));</text:p>
      <text:p text:style-name="P18"><text:soft-page-break/><text:s text:c="4"/>printf("minus:%d\n", (*p_minus)(3, 4));</text:p>
      <text:p text:style-name="P18"/>
      <text:p text:style-name="P18"><text:s text:c="4"/>typedef int (*p_func)(int, int);</text:p>
      <text:p text:style-name="P18"><text:s text:c="4"/>p_func p_multiply = multiply;</text:p>
      <text:p text:style-name="P18"><text:s text:c="4"/>p_func p_devide = &amp;devide;</text:p>
      <text:p text:style-name="P18"><text:s text:c="4"/>printf("multiply:%d\n", p_multiply(5, 6));</text:p>
      <text:p text:style-name="P18"><text:s text:c="4"/>printf("multiply:%d\n", (*p_multiply)(5, 6));</text:p>
      <text:p text:style-name="P18"><text:s text:c="4"/>printf("devide:%d\n", p_devide(7, 8));</text:p>
      <text:p text:style-name="P18"><text:s text:c="4"/>printf("devide:%d\n", (*p_devide)(7, 8));</text:p>
      <text:p text:style-name="P18"/>
      <text:p text:style-name="P18"><text:s text:c="4"/>return 0;</text:p>
      <text:p text:style-name="P18">}</text:p>
      <text:p text:style-name="P18"/>
      <text:p text:style-name="P18">int add(int num1, int num2)</text:p>
      <text:p text:style-name="P18">{</text:p>
      <text:p text:style-name="P18"><text:s text:c="3"/>return num1 + num2;</text:p>
      <text:p text:style-name="P18">}</text:p>
      <text:p text:style-name="P18"/>
      <text:p text:style-name="P18">int minus(int num1, int num2)</text:p>
      <text:p text:style-name="P18">{</text:p>
      <text:p text:style-name="P18"><text:s text:c="4"/>return num1 - num2;</text:p>
      <text:p text:style-name="P18">}</text:p>
      <text:p text:style-name="P18"/>
      <text:p text:style-name="P18">int multiply(int num1, int num2)</text:p>
      <text:p text:style-name="P18">{</text:p>
      <text:p text:style-name="P18"><text:s text:c="4"/>return num1 * num2;</text:p>
      <text:p text:style-name="P18">}</text:p>
      <text:p text:style-name="P18"/>
      <text:p text:style-name="P18">int devide(int num1, int num2)</text:p>
      <text:p text:style-name="P18">{</text:p>
      <text:p text:style-name="P18"><text:s text:c="4"/>return num1 / num2;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5T10:59:33</meta:creation-date>
    <meta:generator>LibreOffice/4.0.2.2$Linux_X86_64 LibreOffice_project/400m0$Build-2</meta:generator>
    <dc:date>2015-04-15T12:35:43</dc:date>
    <dc:creator>hanjunjie </dc:creator>
    <meta:editing-duration>PT1H34M41S</meta:editing-duration>
    <meta:editing-cycles>61</meta:editing-cycles>
    <meta:document-statistic meta:table-count="0" meta:image-count="0" meta:object-count="0" meta:page-count="2" meta:paragraph-count="62" meta:word-count="463" meta:character-count="1538" meta:non-whitespace-character-count="1340"/>
  </office:meta>
</office:document-meta>
</file>